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6.644cm"/>
    </style:style>
    <style:style style:name="co3" style:family="table-column">
      <style:table-column-properties fo:break-before="auto" style:column-width="3.796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tegory rewritten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p clearly made with Microsoft Paint</text:p>
          </table:table-cell>
          <table:table-cell table:formula="of:=LEN([.B2])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a hurry</text:p>
          </table:table-cell>
          <table:table-cell table:formula="of:=LEN([.B3]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 Cartography Teacher Had A Checklist And This Map Ticks Them All</text:p>
          </table:table-cell>
          <table:table-cell table:style-name="ce1" table:formula="of:=LEN([.B4])" office:value-type="float" office:value="66" calcext:value-type="float">
            <text:p>66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rce : trust me bro</text:p>
          </table:table-cell>
          <table:table-cell table:formula="of:=LEN([.B5])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gregious and unforgivable omissions: New Zealand, Aleutian Islands, UP Michigan, Scandinavia</text:p>
          </table:table-cell>
          <table:table-cell table:style-name="ce1" table:formula="of:=LEN([.B6])" office:value-type="float" office:value="93" calcext:value-type="float">
            <text:p>93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orst sarcastic map (e.g. electricity in the Roman Empire, population per capita) </text:p>
          </table:table-cell>
          <table:table-cell table:style-name="ce1" table:formula="of:=LEN([.B7])" office:value-type="float" office:value="82" calcext:value-type="float">
            <text:p>82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 point symbols</text:p>
          </table:table-cell>
          <table:table-cell table:formula="of:=LEN([.B8]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bow is the new black</text:p>
          </table:table-cell>
          <table:table-cell table:formula="of:=LEN([.B9])"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rst 3D Map</text:p>
          </table:table-cell>
          <table:table-cell table:formula="of:=LEN([.B10])"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rst colors</text:p>
          </table:table-cell>
          <table:table-cell table:formula="of:=LEN([.B11])"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rrible use of choropleth</text:p>
          </table:table-cell>
          <table:table-cell table:formula="of:=LEN([.B12])" office:value-type="float" office:value="26" calcext:value-type="float">
            <text:p>2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orst title</text:p>
          </table:table-cell>
          <table:table-cell table:formula="of:=LEN([.B13])"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orblind</text:p>
          </table:table-cell>
          <table:table-cell table:formula="of:=LEN([.B14])"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st Valentines Day Map ? 💔</text:p>
          </table:table-cell>
          <table:table-cell table:formula="of:=LEN([.B15])"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uck Norris says : you do not need to know geography to be a cartographer</text:p>
          </table:table-cell>
          <table:table-cell table:style-name="ce1" table:formula="of:=LEN([.B16])" office:value-type="float" office:value="74" calcext:value-type="float">
            <text:p>74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SFW</text:p>
          </table:table-cell>
          <table:table-cell table:formula="of:=LEN([.B17])" office:value-type="float" office:value="4" calcext:value-type="float">
            <text:p>4</text:p>
          </table:table-cell>
          <table:table-cell office:value-type="string" calcext:value-type="string">
            <text:p>NSFW (Not safe for work)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 enough/Too much Text</text:p>
          </table:table-cell>
          <table:table-cell table:formula="of:=LEN([.B18])"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orst make a country look like its flag classification map</text:p>
          </table:table-cell>
          <table:table-cell table:style-name="ce1" table:formula="of:=LEN([.B19])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LEN([.B2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at really should have been like 3 different maps</text:p>
          </table:table-cell>
          <table:table-cell table:formula="of:=LEN([.B21])"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rrelevant variables</text:p>
          </table:table-cell>
          <table:table-cell table:formula="of:=LEN([.B22]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orst hand-drawn map</text:p>
          </table:table-cell>
          <table:table-cell table:formula="of:=LEN([.B23])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ld have been a bar chart</text:p>
          </table:table-cell>
          <table:table-cell table:formula="of:=LEN([.B24])"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orst font (this is easy, everybody just gets to use papyrus 🤪)</text:p>
          </table:table-cell>
          <table:table-cell table:style-name="ce1" table:formula="of:=LEN([.B25])" office:value-type="float" office:value="63" calcext:value-type="float">
            <text:p>63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hocking correlations</text:p>
          </table:table-cell>
          <table:table-cell table:formula="of:=LEN([.B26])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he map with the highest number of hardly detectable errors</text:p>
          </table:table-cell>
          <table:table-cell table:style-name="ce1" table:formula="of:=LEN([.B27])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orst Map for hiking</text:p>
          </table:table-cell>
          <table:table-cell table:formula="of:=LEN([.B28])"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rst decorations</text:p>
          </table:table-cell>
          <table:table-cell table:formula="of:=LEN([.B29])"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trast</text:p>
          </table:table-cell>
          <table:table-cell table:formula="of:=LEN([.B30])"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buse of digital elevation applied to an antique map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data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use of rasters as polygon fill patterns.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op shadow connoisseu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 a Scientis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eT ScaLe CAn MeLT eYE bALL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or raster renderin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lly NSFW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nimati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rtography is my passio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ou really shouldve normalized tha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...Ooooh, you wanted to map the OTHER variable..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city map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t boring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ccidental(?) annexation of part of another territor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flow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opographic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way to leave New Zealand off a map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map clearly made with ArcGIS©℗®™, QGIS©℗®™ or MapInfo©℗®™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e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loropleth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storic Map With Terrain Blender Render Bend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bel every address of every parcel (for my fellow local gov workers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ybe Worst location map/area of stud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t cluttered map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pulation per capita 🤩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nsparency solves everything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classification schem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projec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buffer?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hematic map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irline route map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witter emoji map!!!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elevation map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ymbol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understandabilit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solu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pelling errors! Worst kerning errors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ld is distorted, not my projecti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his non-island country looks like an island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label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arine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ca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tatistical map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ficial intelligence Map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Google Maps, etc. error (e.g. non-existent roads that people try to drive down with their GPS)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adibilit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tube(r) map? 🥔⭕️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relief ma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cale ba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oftwar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extrus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ten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pillarious experien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y monitor was inverted, I swe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dynamic ma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nothingMap (See #thingsMap](https://twitter.com/search?q=%23thingsmap&amp;src=typed_query)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ventiv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lege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ritos Map of the U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(to long/to many) Copyright Information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aterial and tangibi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messa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storymap (a bit off topic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interactiv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ght contain nu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neat 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 hurricane track prediction map amended in sharpie (Donal Trump inspiration : https://twitter.com/marinemaps/status/1574849272121593868)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orst alternative to Google Maps and OpenStreetMap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cores.A1:score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19:49:58.077000000</meta:creation-date>
    <meta:editing-duration>P0D</meta:editing-duration>
    <meta:editing-cycles>1</meta:editing-cycles>
    <meta:generator>LibreOffice/7.3.0.3$Windows_X86_64 LibreOffice_project/0f246aa12d0eee4a0f7adcefbf7c878fc2238db3</meta:generator>
    <meta:document-statistic meta:table-count="1" meta:cell-count="260" meta:object-count="0"/>
  </office:meta>
</office:document-meta>
</file>